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RFC_20_Title" style:master-page-name="Standard">
      <style:paragraph-properties style:page-number="auto"/>
      <style:text-properties fo:background-color="transparent"/>
    </style:style>
    <style:style style:name="P2" style:family="paragraph" style:parent-style-name="Standard">
      <style:text-properties style:language-asian="ko" style:country-asian="KR"/>
    </style:style>
    <style:style style:name="P3" style:family="paragraph" style:parent-style-name="Standard">
      <style:text-properties fo:background-color="#00ff00"/>
    </style:style>
    <style:style style:name="P4" style:family="paragraph" style:parent-style-name="Standard">
      <style:text-properties fo:font-weight="bold" fo:background-color="#ff0000" style:font-weight-asian="bold"/>
    </style:style>
    <style:style style:name="P5" style:family="paragraph" style:parent-style-name="Standard">
      <style:text-properties fo:background-color="#00ffff"/>
    </style:style>
    <style:style style:name="P6" style:family="paragraph" style:parent-style-name="Standard">
      <style:text-properties fo:background-color="#ffff00"/>
    </style:style>
    <style:style style:name="P7" style:family="paragraph" style:parent-style-name="Standard">
      <style:text-properties style:font-name-complex="Times New Roman"/>
    </style:style>
    <style:style style:name="P8" style:family="paragraph" style:parent-style-name="Footer">
      <style:text-properties fo:background-color="#ffff00"/>
    </style:style>
    <style:style style:name="P9" style:family="paragraph" style:parent-style-name="Contents_20_1">
      <style:text-properties style:font-name="Calibri" fo:font-size="11pt" fo:language="none" fo:country="none" style:font-name-asian="Times New Roman" style:font-size-asian="11pt" style:language-asian="none" style:country-asian="none" style:font-name-complex="Times New Roman" style:font-size-complex="11pt"/>
    </style:style>
    <style:style style:name="P10" style:family="paragraph" style:parent-style-name="RFC_20_Figure">
      <style:text-properties fo:background-color="#ffff00"/>
    </style:style>
    <style:style style:name="P11" style:family="paragraph" style:parent-style-name="RFC_20_H1_20_-_20_no_20_TOC_20_no_20_num">
      <style:text-properties fo:background-color="#00ffff"/>
    </style:style>
    <style:style style:name="P12" style:family="paragraph" style:parent-style-name="Standard">
      <style:paragraph-properties fo:margin-left="0cm" fo:margin-right="0cm" fo:text-indent="0cm" style:auto-text-indent="false"/>
      <style:text-properties fo:background-color="#00ffff"/>
    </style:style>
    <style:style style:name="P13" style:family="paragraph" style:parent-style-name="Caption_20__28_user_29_">
      <style:text-properties fo:background-color="#ffff00"/>
    </style:style>
    <style:style style:name="P14" style:family="paragraph" style:parent-style-name="Header">
      <style:text-properties fo:background-color="transparent"/>
    </style:style>
    <style:style style:name="P15" style:family="paragraph" style:parent-style-name="Header">
      <style:paragraph-properties fo:text-align="end" style:justify-single-word="false"/>
      <style:text-properties fo:background-color="transparent"/>
    </style:style>
    <style:style style:name="P16" style:family="paragraph" style:parent-style-name="Header">
      <style:paragraph-properties fo:text-align="start" style:justify-single-word="false"/>
      <style:text-properties officeooo:rsid="0016fd39" officeooo:paragraph-rsid="0016fd39" fo:background-color="transparent"/>
    </style:style>
    <style:style style:name="P17" style:family="paragraph" style:parent-style-name="Heading_20_1">
      <style:text-properties fo:background-color="#00ffff"/>
    </style:style>
    <style:style style:name="P18" style:family="paragraph" style:parent-style-name="Heading_20_1">
      <style:text-properties fo:background-color="#ffff00"/>
    </style:style>
    <style:style style:name="P19" style:family="paragraph" style:parent-style-name="Heading_20_2">
      <style:text-properties fo:background-color="#ffff00"/>
    </style:style>
    <style:style style:name="P20" style:family="paragraph" style:parent-style-name="Heading_20_2">
      <style:text-properties fo:background-color="#00ffff"/>
    </style:style>
    <style:style style:name="P21" style:family="paragraph" style:parent-style-name="Heading_20_3">
      <style:text-properties fo:background-color="#ffff00"/>
    </style:style>
    <style:style style:name="P22" style:family="paragraph" style:parent-style-name="Heading_20_4">
      <style:text-properties fo:background-color="#ffff00"/>
    </style:style>
    <style:style style:name="P23" style:family="paragraph" style:parent-style-name="Heading_20_5">
      <style:text-properties fo:background-color="#ffff00"/>
    </style:style>
    <style:style style:name="P24" style:family="paragraph" style:parent-style-name="Heading_20_6">
      <style:text-properties fo:background-color="#ffff00"/>
    </style:style>
    <style:style style:name="P25" style:family="paragraph" style:parent-style-name="Heading_20_7">
      <style:text-properties fo:background-color="#ffff00"/>
    </style:style>
    <style:style style:name="P26" style:family="paragraph" style:parent-style-name="Heading_20_8">
      <style:text-properties fo:background-color="#ffff00"/>
    </style:style>
    <style:style style:name="P27" style:family="paragraph" style:parent-style-name="Heading_20_9">
      <style:text-properties fo:background-color="#ffff00"/>
    </style:style>
    <style:style style:name="P28" style:family="paragraph" style:parent-style-name="Preformatted_20_Text">
      <style:text-properties fo:background-color="transparent"/>
    </style:style>
    <style:style style:name="P29" style:family="paragraph" style:parent-style-name="Preformatted_20_Text">
      <style:text-properties officeooo:paragraph-rsid="001a177c" fo:background-color="transparent"/>
    </style:style>
    <style:style style:name="P30" style:family="paragraph" style:parent-style-name="RFC_20_App">
      <style:text-properties fo:background-color="#ffff00"/>
    </style:style>
    <style:style style:name="P31" style:family="paragraph" style:parent-style-name="RFC_20_App_20_H1">
      <style:text-properties fo:background-color="#ffff00"/>
    </style:style>
    <style:style style:name="P32" style:family="paragraph" style:parent-style-name="RFC_20_App_20_H2">
      <style:text-properties fo:background-color="#ffff00"/>
    </style:style>
    <style:style style:name="P33" style:family="paragraph" style:parent-style-name="RFC_20_App_20_H3">
      <style:text-properties fo:background-color="#ffff00"/>
    </style:style>
    <style:style style:name="P34" style:family="paragraph" style:parent-style-name="RFC_20_App_20_H4">
      <style:text-properties fo:background-color="#ffff00"/>
    </style:style>
    <style:style style:name="P35" style:family="paragraph" style:parent-style-name="RFC_20_App_20_H5">
      <style:text-properties fo:background-color="#ffff00"/>
    </style:style>
    <style:style style:name="P36" style:family="paragraph" style:parent-style-name="RFC_20_Figure">
      <style:text-properties fo:background-color="#ffff00"/>
    </style:style>
    <style:style style:name="P37" style:family="paragraph" style:parent-style-name="RFC_20_H1_20_-_20_no_20_TOC_20_no_20_num">
      <style:text-properties fo:background-color="transparent"/>
    </style:style>
    <style:style style:name="P38" style:family="paragraph" style:parent-style-name="RFC_20_H1_20_-_20_no_20_TOC_20_no_20_num">
      <style:paragraph-properties fo:break-before="page"/>
      <style:text-properties fo:background-color="#00ffff"/>
    </style:style>
    <style:style style:name="P39" style:family="paragraph" style:parent-style-name="RFC_20_Instructions">
      <style:text-properties fo:background-color="#ff0000"/>
    </style:style>
    <style:style style:name="P40" style:family="paragraph" style:parent-style-name="RFC_20_List_20_Bullet">
      <style:text-properties fo:background-color="#ffff00"/>
    </style:style>
    <style:style style:name="P41" style:family="paragraph" style:parent-style-name="RFC_20_List_20_Bullet">
      <style:text-properties fo:background-color="#00ff00"/>
    </style:style>
    <style:style style:name="P42" style:family="paragraph" style:parent-style-name="RFC_20_List_20_Numbered">
      <style:text-properties fo:background-color="#ffff00"/>
    </style:style>
    <style:style style:name="P43" style:family="paragraph" style:parent-style-name="Standard">
      <style:text-properties fo:font-weight="bold" fo:background-color="#ff0000" style:font-weight-asian="bold"/>
    </style:style>
    <style:style style:name="P44" style:family="paragraph" style:parent-style-name="Standard">
      <style:text-properties fo:background-color="#00ff00"/>
    </style:style>
    <style:style style:name="P45" style:family="paragraph" style:parent-style-name="Standard">
      <style:text-properties fo:background-color="#00ffff"/>
    </style:style>
    <style:style style:name="P46" style:family="paragraph" style:parent-style-name="Standard">
      <style:text-properties fo:background-color="#ffff00"/>
    </style:style>
    <style:style style:name="P47" style:family="paragraph" style:parent-style-name="Standard">
      <style:text-properties fo:background-color="transparent"/>
    </style:style>
    <style:style style:name="T1" style:family="text">
      <style:text-properties style:language-asian="ko" style:country-asian="KR"/>
    </style:style>
    <style:style style:name="T2" style:family="text">
      <style:text-properties style:language-asian="ko" style:country-asian="KR" style:font-name-complex="Times New Roman"/>
    </style:style>
    <style:style style:name="T3" style:family="text">
      <style:text-properties fo:background-color="#ffff00" loext:char-shading-value="0"/>
    </style:style>
    <style:style style:name="T4" style:family="text">
      <style:text-properties fo:background-color="#ffff00" loext:char-shading-value="0" style:language-asian="ko" style:country-asian="KR"/>
    </style:style>
    <style:style style:name="T5" style:family="text">
      <style:text-properties officeooo:rsid="00175317" fo:background-color="#ffff00" loext:char-shading-value="0"/>
    </style:style>
    <style:style style:name="T6" style:family="text">
      <style:text-properties officeooo:rsid="0018dd39" fo:background-color="#ffff00" loext:char-shading-value="0"/>
    </style:style>
    <style:style style:name="T7" style:family="text">
      <style:text-properties style:use-window-font-color="true" style:font-name="Courier New" fo:font-size="12pt" fo:language="en" fo:country="US" fo:background-color="#ffff00" loext:char-shading-value="0" style:font-name-asian="Batang" style:font-size-asian="12pt" style:font-name-complex="Courier New" style:font-size-complex="12pt" style:language-complex="ar" style:country-complex="SA"/>
    </style:style>
    <style:style style:name="T8" style:family="text">
      <style:text-properties style:use-window-font-color="true" style:font-name="Courier New" fo:font-size="12pt" fo:language="en" fo:country="US" officeooo:rsid="0016fd39" fo:background-color="#ffff00" loext:char-shading-value="0" style:font-name-asian="Batang" style:font-size-asian="12pt" style:font-name-complex="Courier New" style:font-size-complex="12pt" style:language-complex="ar" style:country-complex="SA"/>
    </style:style>
    <style:style style:name="T9" style:family="text">
      <style:text-properties style:use-window-font-color="true" style:font-name="Courier New" fo:font-size="12pt" fo:language="en" fo:country="US" officeooo:rsid="00177abc" fo:background-color="#ffff00" loext:char-shading-value="0" style:font-name-asian="Batang" style:font-size-asian="12pt" style:font-name-complex="Courier New" style:font-size-complex="12pt" style:language-complex="ar" style:country-complex="SA"/>
    </style:style>
    <style:style style:name="T10" style:family="text">
      <style:text-properties style:use-window-font-color="true" style:font-name="Courier New" fo:font-size="12pt" fo:language="en" fo:country="US" officeooo:rsid="0018dd39" fo:background-color="#ffff00" loext:char-shading-value="0" style:font-name-asian="Batang" style:font-size-asian="12pt" style:language-asian="ko" style:country-asian="KR" style:font-name-complex="Courier New" style:font-size-complex="12pt" style:language-complex="ar" style:country-complex="SA"/>
    </style:style>
    <style:style style:name="T11" style:family="text">
      <style:text-properties style:use-window-font-color="true" style:font-name="Courier New" fo:font-size="12pt" fo:language="en" fo:country="US" officeooo:rsid="00175317" fo:background-color="#ffff00" loext:char-shading-value="0" style:font-name-asian="Times New Roman" style:font-size-asian="12pt" style:font-name-complex="Courier New" style:font-size-complex="12pt" style:language-complex="ar" style:country-complex="SA"/>
    </style:style>
    <style:style style:name="T12"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T13"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T14"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T15"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T16" style:family="text">
      <style:text-properties style:use-window-font-color="true" style:font-name="Courier New" fo:font-size="12pt" fo:language="en" fo:country="US" officeooo:rsid="00175317" style:font-name-asian="Times New Roman" style:font-size-asian="12pt" style:font-name-complex="Courier New" style:font-size-complex="12pt" style:language-complex="ar" style:country-complex="SA"/>
    </style:style>
    <style:style style:name="T17" style:family="text">
      <style:text-properties style:use-window-font-color="true" style:font-name="Liberation Mono" fo:font-size="10pt" fo:language="en" fo:country="US" officeooo:rsid="001a177c" style:font-name-asian="Noto Sans Mono CJK SC" style:font-size-asian="10pt" style:font-name-complex="Liberation Mono" style:font-size-complex="10pt" style:language-complex="ar" style:country-complex="SA"/>
    </style:style>
    <style:style style:name="T18" style:family="text">
      <style:text-properties style:use-window-font-color="true" style:font-name="Liberation Mono" fo:font-size="10pt" fo:language="en" fo:country="US" officeooo:rsid="001a70c5" style:font-name-asian="Noto Sans Mono CJK SC" style:font-size-asian="10pt" style:font-name-complex="Liberation Mono" style:font-size-complex="10pt" style:language-complex="ar" style:country-complex="SA"/>
    </style:style>
    <style:style style:name="T19" style:family="text">
      <style:text-properties fo:language="none" fo:country="none" style:language-asian="none" style:country-asian="none"/>
    </style:style>
    <style:style style:name="T20" style:family="text">
      <style:text-properties fo:language="none" fo:country="none" officeooo:rsid="0018dd39" style:language-asian="none" style:country-asian="none"/>
    </style:style>
    <style:style style:name="T21" style:family="text">
      <style:text-properties fo:language="none" fo:country="none" fo:background-color="#00ffff" loext:char-shading-value="0" style:language-asian="none" style:country-asian="none"/>
    </style:style>
    <style:style style:name="T22" style:family="text">
      <style:text-properties fo:language="none" fo:country="none" fo:background-color="#ffff00" loext:char-shading-value="0" style:language-asian="none" style:country-asian="none"/>
    </style:style>
    <style:style style:name="T23" style:family="text">
      <style:text-properties style:font-name-complex="Times New Roman"/>
    </style:style>
    <style:style style:name="T24" style:family="text">
      <style:text-properties fo:background-color="#ff0000" loext:char-shading-value="0"/>
    </style:style>
    <style:style style:name="T25" style:family="text">
      <style:text-properties fo:background-color="#ff0000" loext:char-shading-value="0" style:font-name-complex="Times New Roman"/>
    </style:style>
    <style:style style:name="T26" style:family="text">
      <style:text-properties fo:background-color="#00ffff" loext:char-shading-value="0"/>
    </style:style>
    <style:style style:name="T27" style:family="text">
      <style:text-properties fo:background-color="#00ffff" loext:char-shading-value="0" style:font-name-complex="Times New Roman"/>
    </style:style>
    <style:style style:name="T28" style:family="text">
      <style:text-properties fo:background-color="#00ff00" loext:char-shading-value="0"/>
    </style:style>
    <style:style style:name="T29" style:family="text">
      <style:text-properties officeooo:rsid="00175317"/>
    </style:style>
    <style:style style:name="T30" style:family="text">
      <style:text-properties officeooo:rsid="00177abc"/>
    </style:style>
    <style:style style:name="T31" style:family="text">
      <style:text-properties officeooo:rsid="0018dd39"/>
    </style:style>
    <style:style style:name="T32" style:family="text">
      <style:text-properties officeooo:rsid="001a177c"/>
    </style:style>
    <style:style style:name="T33" style:family="text">
      <style:text-properties officeooo:rsid="001a70c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span text:style-name="T16">ChatOS Protocol : Anonymized direct TCP chat service</text:span></text:p>
      <text:p text:style-name="P37">Status of this Memo</text:p>
      <text:p text:style-name="P28">This document is not an Internet Standards Track specification; it is</text:p>
      <text:p text:style-name="P28">published for examination, experimental implementation, and</text:p>
      <text:p text:style-name="P29">evaluation.</text:p>
      <text:p text:style-name="P29">This document defines an Experimental Protocol for the Internet</text:p>
      <text:p text:style-name="P29">community. <text:s/>This document is a product of the <text:span text:style-name="T17">Apprenticeship Network Programming Group</text:span> (<text:span text:style-name="T33">ANPG</text:span>). <text:s/>It represents the consensus of the <text:span text:style-name="T18">ANPG</text:span></text:p>
      <text:p text:style-name="P29">community. <text:s/>It has received public review and has been approved for</text:p>
      <text:p text:style-name="P29">publication by the Internet Engineering Steering Group (IESG). <text:s/>Not</text:p>
      <text:p text:style-name="P29">all documents approved by the IESG are a candidate for any level of</text:p>
      <text:p text:style-name="P29">Internet Standard; see Section 2 of RFC 5741</text:p>
      <text:p text:style-name="P47"/>
      <text:p text:style-name="P37">Copyright Notice</text:p>
      <text:p text:style-name="P47">Copyright (c) <text:modification-date style:data-style-name="N109">2021</text:modification-date><text:s/>IETF Trust and the persons identified as the document authors. All rights reserved.</text:p>
      <text:p text:style-name="P47">This document is subject to BCP 78 and the IETF Trust’s Legal Provisions Relating to IETF Documents (http://trustee.ietf.org/license-info) in effect on the date of publication of this document. Please review these documents carefully, as they describe your rights and restrictions with respect to this document. </text:p>
      <text:p text:style-name="P12">Abstract</text:p>
      <text:p text:style-name="Standard"><text:span text:style-name="T3">&lt;Type your abstract here. Typically 5-10 lines, never less than 3 lines nor more than 20 lines&gt;</text:span> </text:p>
      <text:p text:style-name="P11">Table of Contents</text:p>
      <text:p text:style-name="Contents_20_1"/>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58322660" text:style-name="Internet_20_link" text:visited-style-name="Visited_20_Internet_20_Link"><text:span text:style-name="T26">1. Introduction</text:span></text:a><text:a xlink:type="simple" xlink:href="#__RefHeading___Toc258322660" text:style-name="Internet_20_link" text:visited-style-name="Visited_20_Internet_20_Link"><text:tab/>4</text:a></text:p>
          <text:p text:style-name="Contents_20_2"><text:a xlink:type="simple" xlink:href="#__RefHeading___Toc258322661" text:style-name="Internet_20_link" text:visited-style-name="Visited_20_Internet_20_Link"><text:span text:style-name="T3">1.1. &lt;Sub-section 1.1 heading as appropriate&gt;</text:span></text:a><text:a xlink:type="simple" xlink:href="#__RefHeading___Toc258322661" text:style-name="Internet_20_link" text:visited-style-name="Visited_20_Internet_20_Link"><text:tab/>5</text:a></text:p>
          <text:p text:style-name="Contents_20_1"><text:a xlink:type="simple" xlink:href="#__RefHeading___Toc258322662" text:style-name="Internet_20_link" text:visited-style-name="Visited_20_Internet_20_Link"><text:span text:style-name="T26">2. Conventions used in this document</text:span></text:a><text:a xlink:type="simple" xlink:href="#__RefHeading___Toc258322662" text:style-name="Internet_20_link" text:visited-style-name="Visited_20_Internet_20_Link"><text:tab/>5</text:a></text:p>
          <text:p text:style-name="Contents_20_1"><text:a xlink:type="simple" xlink:href="#__RefHeading___Toc258322663" text:style-name="Internet_20_link" text:visited-style-name="Visited_20_Internet_20_Link"><text:span text:style-name="T3">3. &lt;Section 2 heading as appropriate&gt;</text:span></text:a><text:a xlink:type="simple" xlink:href="#__RefHeading___Toc258322663" text:style-name="Internet_20_link" text:visited-style-name="Visited_20_Internet_20_Link"><text:tab/>6</text:a></text:p>
          <text:p text:style-name="Contents_20_2"><text:a xlink:type="simple" xlink:href="#__RefHeading___Toc258322664" text:style-name="Internet_20_link" text:visited-style-name="Visited_20_Internet_20_Link"><text:span text:style-name="T3">3.1. &lt;Sub-section 2.1 heading as appropriate&gt;</text:span></text:a><text:a xlink:type="simple" xlink:href="#__RefHeading___Toc258322664" text:style-name="Internet_20_link" text:visited-style-name="Visited_20_Internet_20_Link"><text:tab/>6</text:a></text:p>
          <text:p text:style-name="Contents_20_3"><text:soft-page-break/><text:a xlink:type="simple" xlink:href="#__RefHeading___Toc258322665" text:style-name="Internet_20_link" text:visited-style-name="Visited_20_Internet_20_Link"><text:span text:style-name="T3">3.1.1. &lt;Sub-section 2.1.1 heading as appropriate&gt;</text:span></text:a><text:a xlink:type="simple" xlink:href="#__RefHeading___Toc258322665" text:style-name="Internet_20_link" text:visited-style-name="Visited_20_Internet_20_Link"><text:tab/>6</text:a></text:p>
          <text:p text:style-name="Contents_20_3"><text:a xlink:type="simple" xlink:href="#__RefHeading___Toc258322666" text:style-name="Internet_20_link" text:visited-style-name="Visited_20_Internet_20_Link"><text:span text:style-name="T3">3.1.2. &lt;Sub-section 2.1.2 heading as appropriate&gt;</text:span></text:a><text:a xlink:type="simple" xlink:href="#__RefHeading___Toc258322666" text:style-name="Internet_20_link" text:visited-style-name="Visited_20_Internet_20_Link"><text:tab/>6</text:a></text:p>
          <text:p text:style-name="Contents_20_4"><text:a xlink:type="simple" xlink:href="#__RefHeading___Toc258322667" text:style-name="Internet_20_link" text:visited-style-name="Visited_20_Internet_20_Link"><text:span text:style-name="T22">3.1.2.1. &lt;2.1.2.1 (L4)&gt;</text:span></text:a><text:a xlink:type="simple" xlink:href="#__RefHeading___Toc258322667" text:style-name="Internet_20_link" text:visited-style-name="Visited_20_Internet_20_Link"><text:span text:style-name="T19"><text:tab/>6</text:span></text:a></text:p>
          <text:p text:style-name="Contents_20_5"><text:a xlink:type="simple" xlink:href="#__RefHeading___Toc258322668" text:style-name="Internet_20_link" text:visited-style-name="Visited_20_Internet_20_Link"><text:span text:style-name="T22">3.1.2.1.1. &lt;(L5)&gt;</text:span></text:a><text:a xlink:type="simple" xlink:href="#__RefHeading___Toc258322668" text:style-name="Internet_20_link" text:visited-style-name="Visited_20_Internet_20_Link"><text:span text:style-name="T19"><text:tab/>6</text:span></text:a></text:p>
          <text:p text:style-name="Contents_20_6"><text:a xlink:type="simple" xlink:href="#__RefHeading___Toc258322669" text:style-name="Internet_20_link" text:visited-style-name="Visited_20_Internet_20_Link"><text:span text:style-name="T22">3.1.2.1.1.1. &lt;(L6)&gt;</text:span></text:a><text:a xlink:type="simple" xlink:href="#__RefHeading___Toc258322669" text:style-name="Internet_20_link" text:visited-style-name="Visited_20_Internet_20_Link"><text:span text:style-name="T19"><text:tab/>6</text:span></text:a></text:p>
          <text:p text:style-name="Contents_20_7"><text:a xlink:type="simple" xlink:href="#__RefHeading___Toc258322670" text:style-name="Internet_20_link" text:visited-style-name="Visited_20_Internet_20_Link"><text:span text:style-name="T22">3.1.2.1.1.1.1. &lt;(L7)&gt;</text:span></text:a><text:a xlink:type="simple" xlink:href="#__RefHeading___Toc258322670" text:style-name="Internet_20_link" text:visited-style-name="Visited_20_Internet_20_Link"><text:span text:style-name="T19"><text:tab/>6</text:span></text:a></text:p>
          <text:p text:style-name="Contents_20_8"><text:a xlink:type="simple" xlink:href="#__RefHeading___Toc258322671" text:style-name="Internet_20_link" text:visited-style-name="Visited_20_Internet_20_Link"><text:span text:style-name="T22">3.1.2.1.1.1.1.1. &lt;(L8)&gt;</text:span></text:a><text:a xlink:type="simple" xlink:href="#__RefHeading___Toc258322671" text:style-name="Internet_20_link" text:visited-style-name="Visited_20_Internet_20_Link"><text:span text:style-name="T19"><text:tab/>6</text:span></text:a></text:p>
          <text:p text:style-name="Contents_20_9"><text:a xlink:type="simple" xlink:href="#__RefHeading___Toc258322672" text:style-name="Internet_20_link" text:visited-style-name="Visited_20_Internet_20_Link"><text:span text:style-name="T22">3.1.2.1.1.1.1.1.1. &lt;(L9)&gt;</text:span></text:a><text:a xlink:type="simple" xlink:href="#__RefHeading___Toc258322672" text:style-name="Internet_20_link" text:visited-style-name="Visited_20_Internet_20_Link"><text:span text:style-name="T19"><text:tab/>6</text:span></text:a></text:p>
          <text:p text:style-name="Contents_20_1"><text:a xlink:type="simple" xlink:href="#__RefHeading___Toc258322673" text:style-name="Internet_20_link" text:visited-style-name="Visited_20_Internet_20_Link"><text:span text:style-name="T3">4. &lt;Section 3 heading as appropriate&gt;</text:span></text:a><text:a xlink:type="simple" xlink:href="#__RefHeading___Toc258322673" text:style-name="Internet_20_link" text:visited-style-name="Visited_20_Internet_20_Link"><text:tab/>6</text:a></text:p>
          <text:p text:style-name="Contents_20_1"><text:a xlink:type="simple" xlink:href="#__RefHeading___Toc258322674" text:style-name="Internet_20_link" text:visited-style-name="Visited_20_Internet_20_Link"><text:span text:style-name="T3">5. &lt;Section 4 heading as appropriate&gt;</text:span></text:a><text:a xlink:type="simple" xlink:href="#__RefHeading___Toc258322674" text:style-name="Internet_20_link" text:visited-style-name="Visited_20_Internet_20_Link"><text:tab/>6</text:a></text:p>
          <text:p text:style-name="Contents_20_1"><text:a xlink:type="simple" xlink:href="#__RefHeading___Toc258322675" text:style-name="Internet_20_link" text:visited-style-name="Visited_20_Internet_20_Link"><text:span text:style-name="T27">6.</text:span></text:a><text:a xlink:type="simple" xlink:href="#__RefHeading___Toc258322675" text:style-name="Internet_20_link" text:visited-style-name="Visited_20_Internet_20_Link"><text:span text:style-name="T26"> Formal Syntax</text:span></text:a><text:a xlink:type="simple" xlink:href="#__RefHeading___Toc258322675" text:style-name="Internet_20_link" text:visited-style-name="Visited_20_Internet_20_Link"><text:tab/>7</text:a></text:p>
          <text:p text:style-name="Contents_20_1"><text:a xlink:type="simple" xlink:href="#__RefHeading___Toc258322676" text:style-name="Internet_20_link" text:visited-style-name="Visited_20_Internet_20_Link"><text:span text:style-name="T26">7. Security Considerations</text:span></text:a><text:a xlink:type="simple" xlink:href="#__RefHeading___Toc258322676" text:style-name="Internet_20_link" text:visited-style-name="Visited_20_Internet_20_Link"><text:tab/>7</text:a></text:p>
          <text:p text:style-name="Contents_20_1"><text:a xlink:type="simple" xlink:href="#__RefHeading___Toc258322677" text:style-name="Internet_20_link" text:visited-style-name="Visited_20_Internet_20_Link"><text:span text:style-name="T26">8. IANA Considerations</text:span></text:a><text:a xlink:type="simple" xlink:href="#__RefHeading___Toc258322677" text:style-name="Internet_20_link" text:visited-style-name="Visited_20_Internet_20_Link"><text:tab/>7</text:a></text:p>
          <text:p text:style-name="Contents_20_1"><text:a xlink:type="simple" xlink:href="#__RefHeading___Toc258322678" text:style-name="Internet_20_link" text:visited-style-name="Visited_20_Internet_20_Link"><text:span text:style-name="T26">9. Conclusions</text:span></text:a><text:a xlink:type="simple" xlink:href="#__RefHeading___Toc258322678" text:style-name="Internet_20_link" text:visited-style-name="Visited_20_Internet_20_Link"><text:tab/>7</text:a></text:p>
          <text:p text:style-name="Contents_20_1"><text:a xlink:type="simple" xlink:href="#__RefHeading___Toc258322679" text:style-name="Internet_20_link" text:visited-style-name="Visited_20_Internet_20_Link"><text:span text:style-name="T26">10. References</text:span></text:a><text:a xlink:type="simple" xlink:href="#__RefHeading___Toc258322679" text:style-name="Internet_20_link" text:visited-style-name="Visited_20_Internet_20_Link"><text:tab/>7</text:a></text:p>
          <text:p text:style-name="Contents_20_2"><text:a xlink:type="simple" xlink:href="#__RefHeading___Toc258322680" text:style-name="Internet_20_link" text:visited-style-name="Visited_20_Internet_20_Link"><text:span text:style-name="T26">10.1. Normative References</text:span></text:a><text:a xlink:type="simple" xlink:href="#__RefHeading___Toc258322680" text:style-name="Internet_20_link" text:visited-style-name="Visited_20_Internet_20_Link"><text:tab/>7</text:a></text:p>
          <text:p text:style-name="Contents_20_2"><text:a xlink:type="simple" xlink:href="#__RefHeading___Toc258322681" text:style-name="Internet_20_link" text:visited-style-name="Visited_20_Internet_20_Link"><text:span text:style-name="T26">10.2. Informative References</text:span></text:a><text:a xlink:type="simple" xlink:href="#__RefHeading___Toc258322681" text:style-name="Internet_20_link" text:visited-style-name="Visited_20_Internet_20_Link"><text:tab/>8</text:a></text:p>
          <text:p text:style-name="Contents_20_1"><text:a xlink:type="simple" xlink:href="#__RefHeading___Toc258322682" text:style-name="Internet_20_link" text:visited-style-name="Visited_20_Internet_20_Link"><text:span text:style-name="T26">11. Acknowledgments</text:span></text:a><text:a xlink:type="simple" xlink:href="#__RefHeading___Toc258322682" text:style-name="Internet_20_link" text:visited-style-name="Visited_20_Internet_20_Link"><text:tab/>8</text:a></text:p>
          <text:p text:style-name="Contents_20_1"><text:a xlink:type="simple" xlink:href="#__RefHeading___Toc258322683" text:style-name="Internet_20_link" text:visited-style-name="Visited_20_Internet_20_Link"><text:span text:style-name="T3">Appendix A. &lt;First Appendix&gt;</text:span></text:a><text:a xlink:type="simple" xlink:href="#__RefHeading___Toc258322683" text:style-name="Internet_20_link" text:visited-style-name="Visited_20_Internet_20_Link"><text:tab/>9</text:a></text:p>
          <text:p text:style-name="Contents_20_2"><text:a xlink:type="simple" xlink:href="#__RefHeading___Toc258322684" text:style-name="Internet_20_link" text:visited-style-name="Visited_20_Internet_20_Link"><text:span text:style-name="T3">A.1. &lt;First Header level&gt;</text:span></text:a><text:a xlink:type="simple" xlink:href="#__RefHeading___Toc258322684" text:style-name="Internet_20_link" text:visited-style-name="Visited_20_Internet_20_Link"><text:tab/>9</text:a></text:p>
          <text:p text:style-name="Contents_20_2"><text:a xlink:type="simple" xlink:href="#__RefHeading___Toc258322685" text:style-name="Internet_20_link" text:visited-style-name="Visited_20_Internet_20_Link"><text:span text:style-name="T3">A.2. &lt;Second Header level 1&gt;</text:span></text:a><text:a xlink:type="simple" xlink:href="#__RefHeading___Toc258322685" text:style-name="Internet_20_link" text:visited-style-name="Visited_20_Internet_20_Link"><text:tab/>9</text:a></text:p>
          <text:p text:style-name="Contents_20_3"><text:a xlink:type="simple" xlink:href="#__RefHeading___Toc258322686" text:style-name="Internet_20_link" text:visited-style-name="Visited_20_Internet_20_Link"><text:span text:style-name="T3">A.2.1. &lt;H2&gt;</text:span></text:a><text:a xlink:type="simple" xlink:href="#__RefHeading___Toc258322686" text:style-name="Internet_20_link" text:visited-style-name="Visited_20_Internet_20_Link"><text:tab/>10</text:a></text:p>
          <text:p text:style-name="Contents_20_4"><text:a xlink:type="simple" xlink:href="#__RefHeading___Toc258322687" text:style-name="Internet_20_link" text:visited-style-name="Visited_20_Internet_20_Link"><text:span text:style-name="T22">A.2.1.1. &lt;H3&gt;</text:span></text:a><text:a xlink:type="simple" xlink:href="#__RefHeading___Toc258322687" text:style-name="Internet_20_link" text:visited-style-name="Visited_20_Internet_20_Link"><text:span text:style-name="T19"><text:tab/>10</text:span></text:a></text:p>
          <text:p text:style-name="Contents_20_5"><text:a xlink:type="simple" xlink:href="#__RefHeading___Toc258322688" text:style-name="Internet_20_link" text:visited-style-name="Visited_20_Internet_20_Link"><text:span text:style-name="T22">A.2.1.1.1. &lt;H4&gt;</text:span></text:a><text:a xlink:type="simple" xlink:href="#__RefHeading___Toc258322688" text:style-name="Internet_20_link" text:visited-style-name="Visited_20_Internet_20_Link"><text:span text:style-name="T19"><text:tab/>10</text:span></text:a></text:p>
          <text:p text:style-name="Contents_20_6"><text:a xlink:type="simple" xlink:href="#__RefHeading___Toc258322689" text:style-name="Internet_20_link" text:visited-style-name="Visited_20_Internet_20_Link"><text:span text:style-name="T22">A.2.1.1.1.1. &lt;H5&gt;</text:span></text:a><text:a xlink:type="simple" xlink:href="#__RefHeading___Toc258322689" text:style-name="Internet_20_link" text:visited-style-name="Visited_20_Internet_20_Link"><text:span text:style-name="T19"><text:tab/>10</text:span></text:a></text:p>
        </text:index-body>
      </text:table-of-content>
      <text:p text:style-name="P9"/>
      <text:h text:style-name="P17" text:outline-level="1"><text:bookmark-start text:name="__RefHeading___Toc258322660"/>Introduction<text:bookmark-end text:name="__RefHeading___Toc258322660"/></text:h>
      <text:p text:style-name="P6">&lt;This section is usually entitled “Introduction&gt;</text:p>
      <text:p text:style-name="P6">&lt;Unnumbered list:&gt;</text:p>
      <text:list xml:id="list4101201952" text:style-name="WW8Num12">
        <text:list-item>
          <text:p text:style-name="P40">&lt;item 1 and this one wraps to the next line, eventually, to show how subsequent lines are indented&gt;</text:p>
        </text:list-item>
        <text:list-item>
          <text:p text:style-name="P40">&lt;item 2&gt;</text:p>
        </text:list-item>
        <text:list-item>
          <text:p text:style-name="P40">&lt;item 3&gt;</text:p>
        </text:list-item>
      </text:list>
      <text:p text:style-name="P6">&lt;Numbered list:&gt;</text:p>
      <text:list xml:id="list1295430855" text:style-name="WW8Num19">
        <text:list-item>
          <text:p text:style-name="P42">&lt;item 1&gt;</text:p>
        </text:list-item>
        <text:list-item>
          <text:p text:style-name="P42">&lt;item 2&gt;</text:p>
        </text:list-item>
        <text:list-item>
          <text:p text:style-name="P42">&lt;item 3&gt;</text:p>
        </text:list-item>
      </text:list>
      <text:p text:style-name="P6"><text:soft-page-break/>&lt;Numbered list:&gt;</text:p>
      <text:list xml:id="list210357733743843" text:continue-list="list1295430855" text:style-name="WW8Num19">
        <text:list-item text:start-value="1">
          <text:p text:style-name="P42">&lt;item 1 - right click, modify bullets and numbering to "restart" numbering for the first paragraph of a new list, like this one&gt;</text:p>
        </text:list-item>
        <text:list-item>
          <text:p text:style-name="P42">&lt;item 2&gt;</text:p>
        </text:list-item>
        <text:list-item>
          <text:p text:style-name="P42">&lt;item 3&gt;</text:p>
        </text:list-item>
      </text:list>
      <text:p text:style-name="P6">&lt;And this is an ASCII figure:&gt;</text:p>
      <text:p text:style-name="P10">&lt;Draw me in the "RFC ASCII figure" style&gt;</text:p>
      <text:p text:style-name="P10">+------------------------------------------------+</text:p>
      <text:p text:style-name="P10">| <text:s text:c="47"/>|</text:p>
      <text:p text:style-name="P10">| <text:s text:c="47"/>|</text:p>
      <text:p text:style-name="P10">| <text:s text:c="47"/>|</text:p>
      <text:p text:style-name="P10">| <text:s text:c="47"/>|</text:p>
      <text:p text:style-name="P10">| <text:s text:c="47"/>|</text:p>
      <text:p text:style-name="P10">| <text:s text:c="47"/>|</text:p>
      <text:p text:style-name="P10">| <text:s text:c="47"/>|</text:p>
      <text:p text:style-name="P10">| <text:s text:c="47"/>|</text:p>
      <text:p text:style-name="P10">| <text:s text:c="47"/>|</text:p>
      <text:p text:style-name="P10">| <text:s text:c="47"/>|</text:p>
      <text:p text:style-name="P10">| <text:s text:c="47"/>|</text:p>
      <text:p text:style-name="P10">| <text:s text:c="47"/>|</text:p>
      <text:p text:style-name="P10">| <text:s text:c="47"/>|</text:p>
      <text:p text:style-name="P10">| <text:s text:c="47"/>|</text:p>
      <text:p text:style-name="P10">| <text:s text:c="47"/>|</text:p>
      <text:p text:style-name="P10">| <text:s text:c="47"/>|</text:p>
      <text:p text:style-name="P10">| <text:s text:c="47"/>|</text:p>
      <text:p text:style-name="P10">| <text:s text:c="47"/>|</text:p>
      <text:p text:style-name="P10">| <text:s text:c="47"/>|</text:p>
      <text:p text:style-name="P10">| <text:s text:c="47"/>|</text:p>
      <text:p text:style-name="P10">| <text:s text:c="47"/>|</text:p>
      <text:p text:style-name="P10">| <text:s text:c="47"/>|</text:p>
      <text:p text:style-name="P10">| <text:s text:c="47"/>|</text:p>
      <text:p text:style-name="P10">+------------------------------------------------+</text:p>
      <text:p text:style-name="P10"/>
      <text:list xml:id="list2890961799" text:style-name="WW8Num28">
        <text:list-item>
          <text:p text:style-name="P13">&lt;Add a caption as here.&gt;</text:p>
        </text:list-item>
      </text:list>
      <text:p text:style-name="P6"/>
      <text:h text:style-name="P19" text:outline-level="2"><text:bookmark-start text:name="__RefHeading___Toc258322661"/>&lt;Sub-section 1.1 heading as appropriate&gt;<text:bookmark-end text:name="__RefHeading___Toc258322661"/></text:h>
      <text:p text:style-name="P6">&lt;Text for this section&gt;</text:p>
      <text:h text:style-name="P18" text:outline-level="1"><text:bookmark-start text:name="__RefHeading___Toc258322662"/><text:soft-page-break/>Conventions used in this document<text:bookmark-end text:name="__RefHeading___Toc258322662"/></text:h>
      <text:p text:style-name="P4">INFO (REMOVE): Include this section only if needed. Suggested wording.</text:p>
      <text:p text:style-name="P6">In examples, "C:" and "S:" indicate lines sent by the client and server respectively.</text:p>
      <text:p text:style-name="Standard"><text:span text:style-name="T3">The key words "MUST", "MUST NOT", "REQUIRED", "SHALL", "SHALL NOT", "SHOULD", "SHOULD NOT", "RECOMMENDED", "MAY", and "OPTIONAL" in this document are to be interpreted as described in RFC 2119 [RFC2119].</text:span> </text:p>
      <text:p text:style-name="P6">In this document, these words will appear with that interpretation <text:s text:c="2"/>only when in ALL CAPS. Lower case uses of these words are not to be <text:s text:c="3"/>interpreted as carrying significance described in RFC 2119.</text:p>
      <text:p text:style-name="P6">In this document, the characters "&gt;&gt;" preceding an indented line(s) <text:s text:c="2"/>indicates a statement using the key words listed above. This convention aids reviewers in quickly identifying or finding the portions of this RFC covered by these keywords.</text:p>
      <text:h text:style-name="P18" text:outline-level="1"><text:bookmark-start text:name="__RefHeading___Toc258322663"/>&lt;Section 2 heading as appropriate&gt;<text:bookmark-end text:name="__RefHeading___Toc258322663"/></text:h>
      <text:p text:style-name="P6">&lt;Text for this section&gt;</text:p>
      <text:h text:style-name="P19" text:outline-level="2"><text:bookmark-start text:name="__RefHeading___Toc258322664"/>&lt;Sub-section 2.1 heading as appropriate&gt;<text:bookmark-end text:name="__RefHeading___Toc258322664"/></text:h>
      <text:p text:style-name="P6">&lt;Text for this section&gt;</text:p>
      <text:h text:style-name="P21" text:outline-level="3"><text:bookmark-start text:name="__RefHeading___Toc258322665"/>&lt;Sub-section 2.1.1 heading as appropriate&gt;<text:bookmark-end text:name="__RefHeading___Toc258322665"/></text:h>
      <text:p text:style-name="P6">&lt;Text for this section&gt;</text:p>
      <text:h text:style-name="P21" text:outline-level="3"><text:bookmark-start text:name="__RefHeading___Toc258322666"/>&lt;Sub-section 2.1.2 heading as appropriate&gt;<text:bookmark-end text:name="__RefHeading___Toc258322666"/></text:h>
      <text:p text:style-name="P6">&lt;Text for this section&gt;</text:p>
      <text:h text:style-name="P22" text:outline-level="4"><text:bookmark-start text:name="__RefHeading___Toc258322667"/>&lt;2.1.2.1 (L4)&gt;<text:bookmark-end text:name="__RefHeading___Toc258322667"/></text:h>
      <text:p text:style-name="P6">&lt;Text for this section&gt;</text:p>
      <text:h text:style-name="P23" text:outline-level="5"><text:bookmark-start text:name="__RefHeading___Toc258322668"/>&lt;(L5)&gt;<text:bookmark-end text:name="__RefHeading___Toc258322668"/></text:h>
      <text:p text:style-name="P6">&lt;Text for this section&gt;</text:p>
      <text:h text:style-name="P24" text:outline-level="6"><text:bookmark-start text:name="__RefHeading___Toc258322669"/><text:soft-page-break/>&lt;(L6)&gt;<text:bookmark-end text:name="__RefHeading___Toc258322669"/></text:h>
      <text:p text:style-name="P6">&lt;Text for this section&gt;</text:p>
      <text:h text:style-name="P25" text:outline-level="7"><text:bookmark-start text:name="__RefHeading___Toc258322670"/>&lt;(L7)&gt;<text:bookmark-end text:name="__RefHeading___Toc258322670"/></text:h>
      <text:p text:style-name="P6">&lt;Text for this section&gt;</text:p>
      <text:h text:style-name="P26" text:outline-level="8"><text:bookmark-start text:name="__RefHeading___Toc258322671"/>&lt;(L8)&gt;<text:bookmark-end text:name="__RefHeading___Toc258322671"/></text:h>
      <text:p text:style-name="P6">&lt;Text for this section&gt;</text:p>
      <text:h text:style-name="P27" text:outline-level="9"><text:bookmark-start text:name="__RefHeading___Toc258322672"/>&lt;(L9)&gt;<text:bookmark-end text:name="__RefHeading___Toc258322672"/></text:h>
      <text:p text:style-name="P6">&lt;Text for this section&gt;</text:p>
      <text:h text:style-name="P18" text:outline-level="1"><text:bookmark-start text:name="__RefHeading___Toc258322673"/>&lt;Section 3 heading as appropriate&gt;<text:bookmark-end text:name="__RefHeading___Toc258322673"/></text:h>
      <text:p text:style-name="P6">&lt;Text for this section&gt;</text:p>
      <text:h text:style-name="P18" text:outline-level="1"><text:bookmark-start text:name="__RefHeading___Toc258322674"/>&lt;Section 4 heading as appropriate&gt;<text:bookmark-end text:name="__RefHeading___Toc258322674"/></text:h>
      <text:p text:style-name="P6">&lt;Text for this section&gt;</text:p>
      <text:h text:style-name="P18" text:outline-level="1"><text:bookmark-start text:name="__RefHeading___Toc258322675"/>Formal Syntax<text:bookmark-end text:name="__RefHeading___Toc258322675"/></text:h>
      <text:p text:style-name="P4">INFO (REMOVE): Include this section only if needed. Commonly used grammar is BNF grammar defined in RFC-2234. <text:s/>Suggested wording.</text:p>
      <text:p text:style-name="P6">The following syntax specification uses the augmented Backus-Naur Form (BNF) as described in RFC-2234 [RFC2234].</text:p>
      <text:p text:style-name="P6">&lt;Define your formal syntax here.&gt;</text:p>
      <text:h text:style-name="P17" text:outline-level="1"><text:bookmark-start text:name="__RefHeading___Toc258322676"/>Security Considerations<text:bookmark-end text:name="__RefHeading___Toc258322676"/></text:h>
      <text:p text:style-name="P39">INFO (REMOVE): <text:tab/>Every draft MUST have a Security Considerations section.</text:p>
      <text:p text:style-name="P6">&lt;Add any security considerations&gt;</text:p>
      <text:h text:style-name="P17" text:outline-level="1"><text:bookmark-start text:name="__RefHeading___Toc258322677"/>IANA Considerations<text:bookmark-end text:name="__RefHeading___Toc258322677"/></text:h>
      <text:p text:style-name="P39">INFO (REMOVE): <text:tab/>Every draft MUST have an IANA Considerations section, although it may be removed prior to publication by the RFC Editor if null.</text:p>
      <text:p text:style-name="P6"><text:soft-page-break/>&lt;Add any IANA considerations&gt;</text:p>
      <text:h text:style-name="P17" text:outline-level="1"><text:bookmark-start text:name="__RefHeading___Toc258322678"/>Conclusions<text:bookmark-end text:name="__RefHeading___Toc258322678"/></text:h>
      <text:p text:style-name="P6">&lt;Add any conclusions&gt;</text:p>
      <text:h text:style-name="P17" text:outline-level="1"><text:bookmark-start text:name="__RefHeading___Toc258322679"/>References<text:bookmark-end text:name="__RefHeading___Toc258322679"/></text:h>
      <text:p text:style-name="P39">INFO (REMOVE): Authors can use either the auto-numbered references OR the named references; typically, these would not be mixed in a single document. This template includes both examples for illustration of the two variations. Named references are preferred (e.g., [RFC2119] or [Fab1999].</text:p>
      <text:h text:style-name="P20" text:outline-level="2"><text:bookmark-start text:name="__RefHeading___Toc258322680"/>Normative References<text:bookmark-end text:name="__RefHeading___Toc258322680"/></text:h>
      <text:p text:style-name="P39"><text:bookmark-start text:name="_Ref86156292"/>INFO (REMOVE): Normative refs are references to standards documents **required** to understand this doc. These are usually Standards-track and BCP RFCs, or external (IEEE, ANSI, etc.) standards, but may include other publications.</text:p>
      <text:list xml:id="list1386848560" text:style-name="WW8Num22">
        <text:list-item>
          <text:p text:style-name="RFC_20_References"><text:bookmark-start text:name="_Ref86333103"/>Bradner, S., "Key words for use in RFCs to Indicate Requirement Levels", BCP 14, RFC 2119, March 1997.<text:bookmark-end text:name="_Ref86333103"/><text:bookmark-end text:name="_Ref86156292"/></text:p>
        </text:list-item>
        <text:list-item>
          <text:p text:style-name="RFC_20_References"><text:bookmark-start text:name="_Ref86156304"/>Crocker, D. and Overell, P.(Editors), "Augmented BNF for Syntax Specifications: ABNF", RFC 2234, Internet Mail Consortium and Demon Internet Ltd., November 1997.<text:bookmark-end text:name="_Ref86156304"/></text:p>
        </text:list-item>
      </text:list>
      <text:p text:style-name="RFC_20_References_20_Bookmark">[RFC2119]<text:tab/>Bradner, S., "Key words for use in RFCs to Indicate Requirement Levels", BCP 14, RFC 2119, March 1997.</text:p>
      <text:p text:style-name="RFC_20_References_20_Bookmark">[RFC2234]<text:tab/>Crocker, D. and Overell, P.(Editors), "Augmented BNF for Syntax Specifications: ABNF", RFC 2234, Internet Mail Consortium and Demon Internet Ltd., November 1997.</text:p>
      <text:h text:style-name="P20" text:outline-level="2"><text:bookmark-start text:name="__RefHeading___Toc258322681"/>Informative References<text:bookmark-end text:name="__RefHeading___Toc258322681"/></text:h>
      <text:p text:style-name="P39">INFO (REMOVE): <text:s/>Informative refs are those that are not standards or standards not required to understand this doc. These are usually informative RFCs, internet-drafts (avoid if possible), and other external documents.</text:p>
      <text:list xml:id="list210356951632057" text:continue-numbering="true" text:style-name="WW8Num22">
        <text:list-item>
          <text:p text:style-name="RFC_20_References">Faber, T., Touch, J. and W. Yue, "The TIME-WAIT state in TCP and Its Effect on Busy Servers", Proc. Infocom 1999 pp. 1573-1583.</text:p>
        </text:list-item>
      </text:list>
      <text:p text:style-name="RFC_20_References_20_Bookmark"><text:soft-page-break/>[Fab1999]<text:tab/>Faber, T., Touch, J. and W. Yue, "The TIME-WAIT state in TCP and Its Effect on Busy Servers", Proc. Infocom 1999 pp. 1573-1583.</text:p>
      <text:h text:style-name="P17" text:outline-level="1"><text:bookmark-start text:name="__RefHeading___Toc258322682"/>Acknowledgments<text:bookmark-end text:name="__RefHeading___Toc258322682"/></text:h>
      <text:p text:style-name="P6">&lt;Add any acknowledgements&gt;</text:p>
      <text:p text:style-name="P39">INFO (REMOVE): The author of this template would appreciate if you would keep the following line in your final IDs and RFCs:</text:p>
      <text:p text:style-name="P5">This document was prepared using 2-Word-v2.0.template.dot.</text:p>
      <text:list xml:id="list1332559423" text:style-name="WW8Num17">
        <text:list-item>
          <text:h text:style-name="P30" text:outline-level="1"><text:bookmark-start text:name="__RefHeading___Toc258322683"/>&lt;First Appendix&gt;<text:bookmark-end text:name="__RefHeading___Toc258322683"/></text:h>
        </text:list-item>
      </text:list>
      <text:p text:style-name="P39">INFO (REMOVE): Starts on a new page. These are optional.</text:p>
      <text:p text:style-name="P39">INFO (REMOVE): Careful with headers in appendices - they won't renumber when moved in/out levels in outline mode. Only Headers 1-9 do that trick, as used in the body of the RFC!</text:p>
      <text:list xml:id="list993992379" text:style-name="WW8Num16">
        <text:list-item>
          <text:list>
            <text:list-item>
              <text:h text:style-name="P31" text:outline-level="2"><text:bookmark-start text:name="__RefHeading___Toc258322684"/>&lt;First Header level&gt;<text:bookmark-end text:name="__RefHeading___Toc258322684"/></text:h>
            </text:list-item>
          </text:list>
        </text:list-item>
      </text:list>
      <text:p text:style-name="P6">&lt;Text&gt;</text:p>
      <text:list xml:id="list210358778195571" text:continue-numbering="true" text:style-name="WW8Num16">
        <text:list-item>
          <text:list>
            <text:list-item>
              <text:h text:style-name="P31" text:outline-level="2"><text:bookmark-start text:name="__RefHeading___Toc258322685"/>&lt;Second Header level 1&gt;<text:bookmark-end text:name="__RefHeading___Toc258322685"/></text:h>
            </text:list-item>
          </text:list>
        </text:list-item>
      </text:list>
      <text:p text:style-name="P4">INFO (REMOVE): The following ‘abbreviated statement’ or the subsequent ‘full statement’ are required if the document contains any code (see BCP 78 for further information). The first is an ‘abbreviated statement’:</text:p>
      <text:p text:style-name="Standard"><text:span text:style-name="T28">Copyright (c) </text:span><text:span text:style-name="T28"><text:modification-date style:data-style-name="N109">2021</text:modification-date></text:span><text:span text:style-name="T28"><text:s/>IETF Trust and the persons identified as authors of the code. All rights reserved.</text:span></text:p>
      <text:p text:style-name="P3">Redistribution and use in source and binary forms, with or without modification, is permitted pursuant to, and subject to the license terms contained in, the Simplified BSD License set forth in Section 4.c of the IETF Trust’s Legal Provisions Relating to IETF Documents (http://trustee.ietf.org/license-info).</text:p>
      <text:p text:style-name="P4">INFO (REMOVE): or use this ‘full statement’ (through the remainder of this subsection):</text:p>
      <text:p text:style-name="Standard"><text:span text:style-name="T28">Copyright (c) </text:span><text:span text:style-name="T28"><text:modification-date style:data-style-name="N109">2021</text:modification-date></text:span><text:span text:style-name="T28"><text:s/>IETF Trust and the persons identified as authors of the code. All rights reserved.</text:span></text:p>
      <text:p text:style-name="P3">Redistribution and use in source and binary forms, with or without modification, are permitted provided that the following conditions are met:</text:p>
      <text:list xml:id="list210358207419050" text:continue-list="list4101201952" text:style-name="WW8Num12">
        <text:list-item>
          <text:p text:style-name="P41">Redistributions of source code must retain the above copyright notice, this list of conditions and the following disclaimer. </text:p>
        </text:list-item>
        <text:list-item>
          <text:p text:style-name="P41">Redistributions in binary form must reproduce the above copyright notice, this list of conditions and the following disclaimer in the documentation and/or other materials provided with the distribution. </text:p>
        </text:list-item>
        <text:list-item>
          <text:p text:style-name="P41"><text:soft-page-break/>Neither the name of Internet Society, IETF or IETF Trust, nor the names of specific contributors, may be used to endorse or promote products derived from this software without specific prior written permission.</text:p>
        </text:list-item>
      </text:list>
      <text:p text:style-name="P3">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list xml:id="list210357151823026" text:continue-list="list210358778195571" text:style-name="WW8Num16">
        <text:list-item>
          <text:list>
            <text:list-item>
              <text:list>
                <text:list-item>
                  <text:h text:style-name="P32" text:outline-level="3"><text:bookmark-start text:name="__RefHeading___Toc258322686"/>&lt;H2&gt;<text:bookmark-end text:name="__RefHeading___Toc258322686"/></text:h>
                </text:list-item>
              </text:list>
            </text:list-item>
          </text:list>
        </text:list-item>
      </text:list>
      <text:p text:style-name="P6">&lt;Text&gt;</text:p>
      <text:list xml:id="list210358527820535" text:continue-numbering="true" text:style-name="WW8Num16">
        <text:list-item>
          <text:list>
            <text:list-item>
              <text:list>
                <text:list-item>
                  <text:list>
                    <text:list-item>
                      <text:h text:style-name="P33" text:outline-level="4"><text:bookmark-start text:name="__RefHeading___Toc258322687"/>&lt;H3&gt;<text:bookmark-end text:name="__RefHeading___Toc258322687"/></text:h>
                    </text:list-item>
                  </text:list>
                </text:list-item>
              </text:list>
            </text:list-item>
          </text:list>
        </text:list-item>
      </text:list>
      <text:p text:style-name="P6">&lt;Text&gt;</text:p>
      <text:list xml:id="list210358486746871" text:continue-numbering="true" text:style-name="WW8Num16">
        <text:list-item>
          <text:list>
            <text:list-item>
              <text:list>
                <text:list-item>
                  <text:list>
                    <text:list-item>
                      <text:list>
                        <text:list-item>
                          <text:h text:style-name="P34" text:outline-level="5"><text:bookmark-start text:name="__RefHeading___Toc258322688"/>&lt;H4&gt;<text:bookmark-end text:name="__RefHeading___Toc258322688"/></text:h>
                        </text:list-item>
                      </text:list>
                    </text:list-item>
                  </text:list>
                </text:list-item>
              </text:list>
            </text:list-item>
          </text:list>
        </text:list-item>
      </text:list>
      <text:p text:style-name="P6">&lt;Text&gt;</text:p>
      <text:list xml:id="list210357653418145" text:continue-numbering="true" text:style-name="WW8Num16">
        <text:list-item>
          <text:list>
            <text:list-item>
              <text:list>
                <text:list-item>
                  <text:list>
                    <text:list-item>
                      <text:list>
                        <text:list-item>
                          <text:list>
                            <text:list-item>
                              <text:h text:style-name="P35" text:outline-level="6"><text:bookmark-start text:name="__RefHeading___Toc258322689"/>&lt;H5&gt;<text:bookmark-end text:name="__RefHeading___Toc258322689"/></text:h>
                            </text:list-item>
                          </text:list>
                        </text:list-item>
                      </text:list>
                    </text:list-item>
                  </text:list>
                </text:list-item>
              </text:list>
            </text:list-item>
          </text:list>
        </text:list-item>
      </text:list>
      <text:p text:style-name="Standard"><text:span text:style-name="T3">&lt;Text</text:span>&gt;</text:p>
      <text:p text:style-name="P38">Authors’ Addresses</text:p>
      <text:p text:style-name="P10">&lt;Firstname&gt; &lt;Lastname&gt;</text:p>
      <text:p text:style-name="P10">&lt;Affiliation&gt;</text:p>
      <text:p text:style-name="P10">&lt;Address&gt;</text:p>
      <text:p text:style-name="RFC_20_Figure"><text:tab/></text:p>
      <text:p text:style-name="RFC_20_Figure">Phone: <text:span text:style-name="T3">&lt;optional&gt;</text:span></text:p>
      <text:p text:style-name="RFC_20_Figure">Email: <text:span text:style-name="T3">&lt;Your email address&gt;</text:span></text:p>
      <text:p text:style-name="P7"/>
      <text:p text:style-name="P10">&lt;Firstname&gt; &lt;Lastname&gt;</text:p>
      <text:p text:style-name="P10">&lt;Affiliation&gt;</text:p>
      <text:p text:style-name="P10">&lt;Address&gt;</text:p>
      <text:p text:style-name="RFC_20_Figure"><text:tab/></text:p>
      <text:p text:style-name="RFC_20_Figure">Phone: <text:span text:style-name="T3">&lt;optional&gt;</text:span></text:p>
      <text:p text:style-name="RFC_20_Figure">Email: <text:span text:style-name="T3">&lt;Your email address&gt;</text:spa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2cm" fo:margin-right="0cm" fo:margin-top="0cm" fo:margin-bottom="0.423cm" loext:contextual-spacing="false" fo:line-height="0.423cm" fo:orphans="2" fo:widows="2" fo:text-indent="0cm" style:auto-text-indent="false" style:writing-mode="lr-tb">
        <style:tab-stops>
          <style:tab-stop style:position="0.762cm"/>
          <style:tab-stop style:position="1.524cm"/>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Courier New" fo:font-family="'Courier New'" style:font-family-generic="modern" fo:font-size="12pt" fo:language="en" fo:country="US" style:font-name-asian="Batang" style:font-family-asian="Batang, 바탕" style:font-family-generic-asian="roman" style:font-pitch-asian="variable" style:font-size-asian="12pt" style:font-name-complex="Courier New" style:font-family-complex="'Courier New'" style:font-family-generic-complex="modern"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style>
    <style:style style:name="Heading_20_2" style:display-name="Heading 2" style:family="paragraph" style:parent-style-name="Standard" style:next-style-name="Standard" style:default-outline-level="2" style:class="text">
      <style:paragraph-properties fo:keep-with-next="always"/>
      <style:text-properties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keep-with-next="always"/>
    </style:style>
    <style:style style:name="Heading_20_8" style:display-name="Heading 8" style:family="paragraph" style:parent-style-name="Standard" style:next-style-name="Standard" style:default-outline-level="8" style:class="text">
      <style:paragraph-properties fo:keep-with-next="always"/>
      <style:text-properties style:font-style-complex="italic"/>
    </style:style>
    <style:style style:name="Heading_20_9" style:display-name="Heading 9" style:family="paragraph" style:parent-style-name="Standard" style:next-style-name="Standard" style:default-outline-level="9" style:class="text">
      <style:paragraph-properties fo:keep-with-next="always"/>
      <style:text-properties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loext:contextual-spacing="false" fo:text-indent="0cm" style:auto-text-indent="false">
        <style:tab-stops>
          <style:tab-stop style:position="8.89cm" style:type="center"/>
          <style:tab-stop style:position="18.203cm" style:type="right"/>
        </style:tab-stops>
      </style:paragraph-properties>
    </style:style>
    <style:style style:name="Footer" style:family="paragraph" style:parent-style-name="Header" style:class="extra">
      <style:text-properties style:language-asian="ko" style:country-asian="KR"/>
    </style:style>
    <style:style style:name="Contents_20_1" style:display-name="Contents 1" style:family="paragraph" style:parent-style-name="Standard" style:next-style-name="Standard" style:class="index">
      <style:paragraph-properties fo:margin-top="0cm" fo:margin-bottom="0cm" loext:contextual-spacing="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1.524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2.286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left="3.04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81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4.572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5.334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6.096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6.85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RFC_20_H1_20_-_20_no_20_num" style:display-name="RFC H1 - no num" style:family="paragraph" style:parent-style-name="Standard" style:next-style-name="Standard" style:default-outline-level="1" style:list-style-name="">
      <style:paragraph-properties fo:margin-left="0cm" fo:margin-right="0cm" fo:text-indent="0cm" style:auto-text-indent="false" fo:keep-with-next="always"/>
      <style:text-properties style:font-name-asian="Times New Roman" style:font-family-asian="'Times New Roman'" style:font-family-generic-asian="roman" style:font-pitch-asian="variable" style:font-weight-complex="bold"/>
    </style:style>
    <style:style style:name="RFC_20_H1_20_-_20_no_20_TOC_20_no_20_num" style:display-name="RFC H1 - no TOC no num" style:family="paragraph" style:parent-style-name="RFC_20_H1_20_-_20_no_20_num" style:next-style-name="Standard" style:default-outline-level=""/>
    <style:style style:name="Footnote" style:family="paragraph" style:parent-style-name="Standard" style:class="extra">
      <style:text-properties fo:font-size="10pt" style:font-size-asian="10pt" style:font-size-complex="10pt"/>
    </style:style>
    <style:style style:name="Caption_20__28_user_29_" style:display-name="Caption (user)" style:family="paragraph" style:parent-style-name="Standard" style:next-style-name="Standard" style:list-style-name="WW8Num28">
      <style:paragraph-properties fo:text-align="center" style:justify-single-word="false"/>
      <style:text-properties style:font-size-complex="10pt" style:font-weight-complex="bold"/>
    </style:style>
    <style:style style:name="RFC_20_References" style:display-name="RFC References" style:family="paragraph" style:parent-style-name="Standard" style:list-style-name="WW8Num22">
      <style:paragraph-properties fo:keep-together="always">
        <style:tab-stops>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style>
    <style:style style:name="RFC_20_References_20_Bookmark" style:display-name="RFC References Bookmark" style:family="paragraph" style:parent-style-name="RFC_20_References" style:list-style-name="">
      <style:paragraph-properties fo:margin-left="3.302cm" fo:margin-right="0cm" fo:text-indent="-2.54cm" style:auto-text-indent="false"/>
    </style:style>
    <style:style style:name="RFC_20_Title" style:display-name="RFC Title" style:family="paragraph" style:parent-style-name="Standard">
      <style:paragraph-properties fo:margin-top="0cm" fo:margin-bottom="0.847cm" loext:contextual-spacing="false" fo:text-align="center" style:justify-single-word="false"/>
      <style:text-properties style:font-name-asian="Times New Roman" style:font-family-asian="'Times New Roman'" style:font-family-generic-asian="roman" style:font-pitch-asian="variable"/>
    </style:style>
    <style:style style:name="RFC_20_Instructions" style:display-name="RFC Instructions" style:family="paragraph" style:parent-style-name="Standard" style:next-style-name="Standard">
      <style:text-properties fo:font-weight="bold" style:font-weight-asian="bold"/>
    </style:style>
    <style:style style:name="RFC_20_List_20_Numbered" style:display-name="RFC List Numbered" style:family="paragraph" style:parent-style-name="Standard" style:list-style-name="WW8Num19">
      <style:paragraph-properties fo:keep-together="always"/>
    </style:style>
    <style:style style:name="RFC_20_App" style:display-name="RFC App" style:family="paragraph" style:parent-style-name="RFC_20_H1_20_-_20_no_20_num" style:next-style-name="Standard" style:list-style-name="WW8Num17">
      <style:paragraph-properties fo:break-before="page"/>
    </style:style>
    <style:style style:name="RFC_20_App_20_H1" style:display-name="RFC App H1" style:family="paragraph" style:parent-style-name="RFC_20_H1_20_-_20_no_20_num" style:next-style-name="Standard" style:default-outline-level="2" style:list-style-name="WW8Num16"/>
    <style:style style:name="RFC_20_App_20_H2" style:display-name="RFC App H2" style:family="paragraph" style:parent-style-name="RFC_20_H1_20_-_20_no_20_num" style:next-style-name="Standard" style:default-outline-level="3" style:list-style-name="WW8Num16"/>
    <style:style style:name="Body_20_Text_20_2" style:display-name="Body Text 2" style:family="paragraph" style:parent-style-name="Standard">
      <style:paragraph-properties fo:margin-top="0cm" fo:margin-bottom="0.212cm" loext:contextual-spacing="false" fo:line-height="200%"/>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2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loext:contextual-spacing="false"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fo:font-size="10pt" style:font-size-asian="10pt" style:font-size-complex="10pt"/>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cm" fo:margin-top="0cm" fo:margin-bottom="0.212cm" loext:contextual-spacing="false" fo:text-indent="0cm" style:auto-text-indent="false"/>
    </style:style>
    <style:style style:name="List_20_Continue_20_2" style:display-name="List Continue 2" style:family="paragraph" style:parent-style-name="Standard">
      <style:paragraph-properties fo:margin-left="1.27cm" fo:margin-right="0cm" fo:margin-top="0cm" fo:margin-bottom="0.212cm" loext:contextual-spacing="false" fo:text-indent="0cm" style:auto-text-indent="false"/>
    </style:style>
    <style:style style:name="List_20_Continue_20_3" style:display-name="List Continue 3" style:family="paragraph" style:parent-style-name="Standard">
      <style:paragraph-properties fo:margin-left="1.905cm" fo:margin-right="0cm" fo:margin-top="0cm" fo:margin-bottom="0.212cm" loext:contextual-spacing="false" fo:text-indent="0cm" style:auto-text-indent="false"/>
    </style:style>
    <style:style style:name="List_20_Continue_20_4" style:display-name="List Continue 4" style:family="paragraph" style:parent-style-name="Standard">
      <style:paragraph-properties fo:margin-left="2.54cm" fo:margin-right="0cm" fo:margin-top="0cm" fo:margin-bottom="0.212cm" loext:contextual-spacing="false" fo:text-indent="0cm" style:auto-text-indent="false"/>
    </style:style>
    <style:style style:name="List_20_Continue_20_5" style:display-name="List Continue 5" style:family="paragraph" style:parent-style-name="Standard">
      <style:paragraph-properties fo:margin-left="3.175cm" fo:margin-right="0cm" fo:margin-top="0cm" fo:margin-bottom="0.212cm" loext: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style:paragraph-properties fo:margin-left="1.905cm" fo:margin-right="0cm" fo:text-indent="-1.905cm" style:auto-text-indent="false" fo:background-color="#cccccc"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RFC_20_Figure" style:display-name="RFC Figure" style:family="paragraph" style:parent-style-name="Standard">
      <style:paragraph-properties fo:margin-top="0cm" fo:margin-bottom="0cm" loext:contextual-spacing="false" fo:keep-together="always" fo:keep-with-next="always"/>
    </style:style>
    <style:style style:name="RFC_20_List_20_Bullet" style:display-name="RFC List Bullet" style:family="paragraph" style:parent-style-name="Standard" style:list-style-name="WW8Num12">
      <style:paragraph-properties fo:keep-together="always"/>
    </style:style>
    <style:style style:name="RFC_20_App_20_H3" style:display-name="RFC App H3" style:family="paragraph" style:parent-style-name="RFC_20_H1_20_-_20_no_20_num" style:next-style-name="Standard" style:default-outline-level="4" style:list-style-name="WW8Num16"/>
    <style:style style:name="RFC_20_App_20_H4" style:display-name="RFC App H4" style:family="paragraph" style:parent-style-name="RFC_20_H1_20_-_20_no_20_num" style:next-style-name="Standard" style:default-outline-level="5" style:list-style-name="WW8Num16"/>
    <style:style style:name="RFC_20_App_20_H5" style:display-name="RFC App H5" style:family="paragraph" style:parent-style-name="RFC_20_H1_20_-_20_no_20_num" style:next-style-name="Standard" style:default-outline-level="6" style:list-style-name="WW8Num16"/>
    <style:style style:name="RFC_20_Boilerplate" style:display-name="RFC Boilerplate" style:family="paragraph" style:parent-style-name="Standard" style:nex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font-size-complex="12pt" style:language-complex="none" style:country-complex="none" style:font-weight-complex="bold"/>
    </style:style>
    <style:style style:name="WW8Num16z1" style:family="text"/>
    <style:style style:name="WW8Num17z0" style:family="text"/>
    <style:style style:name="WW8Num1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Default_20_Paragraph_20_Font" style:display-name="Default Paragraph Font" style:family="text"/>
    <style:style style:name="Endnote_20_Symbol" style:display-name="Endnote Symbol" style:family="text">
      <style:text-properties style:text-position="0% 100%"/>
    </style:style>
    <style:style style:name="Footnote_20_Symbol" style:display-name="Footnote Symbol"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name-asian="Batang" style:font-family-asian="Batang, 바탕" style:font-family-generic-asian="roman" style:font-pitch-asian="variable" style:font-size-asian="8pt" style:font-name-complex="Tahoma" style:font-family-complex="Tahoma" style:font-family-generic-complex="swiss" style:font-pitch-complex="variable" style:font-size-complex="8pt"/>
    </style:style>
    <text:outline-style style:name="Outline">
      <text:outline-level-style text:level="1" text:style-name="WW8Num21z0"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outline-level-style>
      <text:outline-level-style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outline-level-style>
      <text:outline-level-style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outline-level-style>
      <text:outline-level-style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outline-level-style>
      <text:outline-level-style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outline-level-style>
      <text:outline-level-style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outline-level-style>
      <text:outline-level-style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outline-level-style>
      <text:outline-level-style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1.524cm" fo:text-indent="-0.762cm" fo:margin-left="1.524cm"/>
        </style:list-level-properties>
        <style:text-properties style:font-name="Courier New"/>
      </text:list-level-style-bullet>
      <text:list-level-style-bullet text:level="2" text:style-name="WW8Num12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Append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Appendix "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6z1"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16z1"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WW8Num16z1"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WW8Num16z1"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WW8Num16z1"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6z1" style:num-suffix="." style:num-format="a" style:num-letter-sync="true">
        <style:list-level-properties text:list-level-position-and-space-mode="label-alignment">
          <style:list-level-label-alignment text:label-followed-by="listtab" text:list-tab-stop-position="3.048cm" fo:text-indent="-0.762cm" fo:margin-left="2.54cm"/>
        </style:list-level-properties>
      </text:list-level-style-number>
      <text:list-level-style-number text:level="9" text:style-name="WW8Num16z1"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Appendix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list-level-style-number>
      <text:list-level-style-number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list-level-style-number>
      <text:list-level-style-number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list-level-style-number>
      <text:list-level-style-number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list-level-style-number>
      <text:list-level-style-number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list-level-style-number>
      <text:list-level-style-number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list-level-style-number>
      <text:list-level-style-number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prefix="Article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23z1" style:num-prefix="Section " style:num-format="1" text:display-levels="2">
        <style:list-level-properties text:list-level-position-and-space-mode="label-alignment">
          <style:list-level-label-alignment text:label-followed-by="listtab" text:list-tab-stop-position="3.175cm"/>
        </style:list-level-properties>
      </text:list-level-style-number>
      <text:list-level-style-number text:level="3" text:style-name="WW8Num23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3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3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3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prefix="Figure " style:num-suffix=": " style:num-format="1">
        <style:list-level-properties text:list-level-position-and-space-mode="label-alignment">
          <style:list-level-label-alignment text:label-followed-by="listtab" fo:margin-left="0.762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7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27z3"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text:style-name="WW8Num27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7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27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27z7"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text:style-name="WW8Num27z8"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style="long" number:textual="true"/>
      <number:text> </number:text>
      <number:year number:style="long"/>
    </number:date-style>
    <number:date-style style:name="N108">
      <number:day/>
      <number:text>,</number:text>
    </number:date-style>
    <number:date-style style:name="N109">
      <number:year number:style="long"/>
    </number:date-style>
    <number:date-style style:name="N10121" number:language="en" number:country="US">
      <number:day/>
      <number:text>,</number:text>
    </number:date-style>
    <number:date-style style:name="N10122" number:language="en" number:country="US">
      <number:year number:style="long"/>
    </number:date-style>
    <number:date-style style:name="N10123" number:language="en" number:country="US">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Standard">
      <style:text-properties style:language-asian="ko" style:country-asian="KR"/>
    </style:style>
    <style:style style:name="MP2" style:family="paragraph" style:parent-style-name="Header">
      <style:text-properties fo:background-color="transparent"/>
    </style:style>
    <style:style style:name="MP3" style:family="paragraph" style:parent-style-name="Header">
      <style:paragraph-properties fo:text-align="start" style:justify-single-word="false"/>
      <style:text-properties officeooo:rsid="0016fd39" officeooo:paragraph-rsid="0016fd39" fo:background-color="transparent"/>
    </style:style>
    <style:style style:name="MP4" style:family="paragraph" style:parent-style-name="Header">
      <style:paragraph-properties fo:text-align="end" style:justify-single-word="false"/>
      <style:text-properties fo:background-color="transparent"/>
    </style:style>
    <style:style style:name="MP5" style:family="paragraph" style:parent-style-name="Footer">
      <style:text-properties fo:background-color="#ffff00"/>
    </style:style>
    <style:style style:name="MT1" style:family="text">
      <style:text-properties style:language-asian="ko" style:country-asian="KR"/>
    </style:style>
    <style:style style:name="MT2" style:family="text">
      <style:text-properties style:language-asian="ko" style:country-asian="KR" style:font-name-complex="Times New Roman"/>
    </style:style>
    <style:style style:name="MT3" style:family="text">
      <style:text-properties fo:background-color="#ffff00" loext:char-shading-value="0" style:language-asian="ko" style:country-asian="KR"/>
    </style:style>
    <style:style style:name="MT4" style:family="text">
      <style:text-properties officeooo:rsid="001a177c"/>
    </style:style>
    <style:style style:name="MT5" style:family="text">
      <style:text-properties officeooo:rsid="00175317"/>
    </style:style>
    <style:style style:name="MT6"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MT7"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MT8"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MT9" style:family="text">
      <style:text-properties officeooo:rsid="00177abc"/>
    </style:style>
    <style:style style:name="MT10" style:family="text">
      <style:text-properties fo:background-color="#ffff00" loext:char-shading-value="0"/>
    </style:style>
    <style:style style:name="MT11" style:family="text">
      <style:text-properties style:font-name-complex="Times New Roman"/>
    </style:style>
    <style:style style:name="MT12" style:family="text">
      <style:text-properties fo:language="none" fo:country="none" style:language-asian="none" style:country-asian="none"/>
    </style:style>
    <style:style style:name="MT13" style:family="text">
      <style:text-properties style:use-window-font-color="true" style:font-name="Courier New" fo:font-size="12pt" fo:language="en" fo:country="US" officeooo:rsid="0018dd39" fo:background-color="#ffff00" loext:char-shading-value="0" style:font-name-asian="Batang" style:font-size-asian="12pt" style:language-asian="ko" style:country-asian="KR" style:font-name-complex="Courier New" style:font-size-complex="12pt" style:language-complex="ar" style:country-complex="SA"/>
    </style:style>
    <style:style style:name="MT14"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page-layout style:name="Mpm1">
      <style:page-layout-properties fo:page-width="21.59cm" fo:page-height="27.94cm" style:num-format="1" style:print-orientation="portrait" fo:margin-top="2.54cm" fo:margin-bottom="2.117cm" fo:margin-left="1.27cm" fo:margin-right="2.03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Header"><text:span text:style-name="MT1">Internet-Draft</text:span><text:span text:style-name="MT2"><text:tab/></text:span><text:span text:style-name="MT3">&lt;Title&gt;</text:span><text:span text:style-name="MT1"> <text:tab/></text:span><text:modification-date style:data-style-name="N107">February 2021</text:modification-date></text:p>
        <text:p text:style-name="MP1"/>
      </style:header>
      <loext:header-first>
        <text:p text:style-name="MP2">Apprenticeship <text:span text:style-name="MT4">N</text:span>etwork <text:span text:style-name="MT4">P</text:span>rogramming <text:span text:style-name="MT4">G</text:span><text:span text:style-name="MT5">roup</text:span><text:tab/><text:span text:style-name="MT6">Y. Rameau</text:span></text:p>
        <text:p text:style-name="MP3"><text:span text:style-name="MT7">Request for Comments: 9912</text:span><text:span text:style-name="MT6"><text:tab/><text:tab/>M. </text:span><text:span text:style-name="MT8">Bouazza</text:span></text:p>
        <text:p text:style-name="MP2"><text:span text:style-name="MT9">Category: Experimental</text:span><text:tab/><text:tab/><text:span text:style-name="MT6">UGE</text:span></text:p>
        <text:p text:style-name="MP4"><text:tab/><text:modification-date style:data-style-name="N10123">February 2021</text:modification-date></text:p>
        <text:p text:style-name="Header"><text:tab/></text:p>
        <text:p text:style-name="Header"/>
      </loext:header-first>
      <style:footer>
        <text:p text:style-name="Footer"><text:span text:style-name="MT10"><text:line-break/><text:line-break/>&lt;Lastname&gt;</text:span><text:span text:style-name="MT11"><text:tab/></text:span>Expires <text:span text:style-name="MT12"><text:conditional-text text:condition="ooow:" text:string-value-if-true="" text:string-value-if-false="" text:current-value="true"/></text:span><text:span text:style-name="MT12"><text:conditional-text text:condition="ooow:" text:string-value-if-true="" text:string-value-if-false="" text:current-value="true"/></text:span><text:span text:style-name="MT12"><text:conditional-text text:condition="ooow:" text:string-value-if-true="" text:string-value-if-false="" text:current-value="true"/></text:span><text:span text:style-name="MT12"><text:conditional-text text:condition="ooow:" text:string-value-if-true="" text:string-value-if-false="" text:current-value="true"/></text:span><text:span text:style-name="MT12"><text:conditional-text text:condition="ooow:" text:string-value-if-true="" text:string-value-if-false="" text:current-value="true"/></text:span><text:span text:style-name="MT12"><text:conditional-text text:condition="ooow:" text:string-value-if-true="" text:string-value-if-false="" text:current-value="true"/></text:span><text:span text:style-name="MT12"><text:conditional-text text:condition="ooow:" text:string-value-if-true="" text:string-value-if-false="" text:current-value="true"/></text:span><text:span text:style-name="MT12"><text:conditional-text text:condition="ooow:" text:string-value-if-true="" text:string-value-if-false="" text:current-value="true"/></text:span><text:span text:style-name="MT12"><text:conditional-text text:condition="ooow:" text:string-value-if-true="" text:string-value-if-false="" text:current-value="true"/></text:span><text:span text:style-name="MT12"><text:conditional-text text:condition="ooow:" text:string-value-if-true="" text:string-value-if-false="" text:current-value="true"/></text:span><text:span text:style-name="MT12"><text:conditional-text text:condition="ooow:" text:string-value-if-true="" text:string-value-if-false="" text:current-value="true"/></text:span><text:span text:style-name="MT12">April</text:span><text:span text:style-name="MT12"><text:conditional-text text:condition="ooow:" text:string-value-if-true="" text:string-value-if-false="" text:current-value="true"/></text:span> <text:modification-date style:data-style-name="N108">20,</text:modification-date><text:s/><text:span text:style-name="MT12"><text:conditional-text text:condition="ooow:" text:string-value-if-true="" text:string-value-if-false="" text:current-value="true"/></text:span><text:span text:style-name="MT12">2014</text:span><text:span text:style-name="MT12"><text:conditional-text text:condition="ooow:" text:string-value-if-true="" text:string-value-if-false="" text:current-value="true"/></text:span><text:span text:style-name="MT11"><text:tab/></text:span>[Page <text:page-number text:select-page="current">10</text:page-number>]</text:p>
        <text:p text:style-name="Standard"/>
      </style:footer>
      <loext:footer-first>
        <text:p text:style-name="MP5"/>
        <text:p text:style-name="MP5"/>
        <text:p text:style-name="MP5"/>
        <text:p text:style-name="Footer"><text:span text:style-name="MT13">Y.Rameau / M.Bouazza</text:span><text:tab/><text:span text:style-name="MT14">ChatOs</text:span><text:tab/>[Page <text:page-number text:select-page="current">1</text:page-number>]</text:p>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etwork Working Group</dc:title>
    <meta:creation-date>2021-02-20T20:30:49.639503936</meta:creation-date>
    <dc:date>2021-02-20T21:03:51.166643184</dc:date>
    <meta:print-date>2004-10-22T22:03:00</meta:print-date>
    <meta:editing-cycles>10</meta:editing-cycles>
    <meta:editing-duration>PT22M43S</meta:editing-duration>
    <meta:generator>LibreOffice/6.4.6.2$Linux_X86_64 LibreOffice_project/40$Build-2</meta:generator>
    <meta:document-statistic meta:table-count="0" meta:image-count="0" meta:object-count="0" meta:page-count="10" meta:paragraph-count="194" meta:word-count="1543" meta:character-count="10967" meta:non-whitespace-character-count="8523"/>
  </office:meta>
</office:document-meta>
</file>